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60000017B3741CBEBCBC37B25.png" manifest:media-type="image/png"/>
  <manifest:file-entry manifest:full-path="Pictures/1000FA72000108F600004C4FDEB51805BE40F499.svg" manifest:media-type="image/svg+xml"/>
  <manifest:file-entry manifest:full-path="Pictures/10000201000001C100000110F3A686CCF8E05681.png" manifest:media-type="image/png"/>
  <manifest:file-entry manifest:full-path="Pictures/100000000000019F00000079CE2FB8B327302D7D.png" manifest:media-type="image/png"/>
  <manifest:file-entry manifest:full-path="Pictures/1000020100000288000000FD30D0AE6ED2B08497.png" manifest:media-type="image/png"/>
  <manifest:file-entry manifest:full-path="Pictures/10000000000007DF0000053F64E20146EE6916E3.png" manifest:media-type="image/png"/>
  <manifest:file-entry manifest:full-path="Pictures/10000201000001B4000000FDD0F695C876E5E79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5cm" fo:min-width="8.075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cm" svg:height="5.802cm" svg:x="0.6cm" svg:y="4.998cm">
          <draw:image xlink:href="Pictures/10000201000001B4000000FDD0F695C876E5E79F.png" xlink:type="simple" xlink:show="embed" xlink:actuate="onLoad" loext:mime-type="image/png">
            <text:p/>
          </draw:image>
        </draw:frame>
        <draw:frame draw:style-name="gr1" draw:text-style-name="P1" draw:layer="layout" svg:width="15.304cm" svg:height="10.2cm" svg:x="12cm" svg:y="2.8cm">
          <draw:image xlink:href="Pictures/10000000000007DF0000053F64E20146EE6916E3.png" xlink:type="simple" xlink:show="embed" xlink:actuate="onLoad" loext:mime-type="image/png">
            <text:p/>
          </draw:image>
        </draw:frame>
        <draw:custom-shape draw:style-name="gr2" draw:text-style-name="P2" draw:layer="layout" svg:width="9.8cm" svg:height="0.8cm" svg:x="8.4cm" svg:y="1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7.428cm" svg:height="2.165cm" svg:x="9.8cm" svg:y="12.635cm">
          <draw:image xlink:href="Pictures/100000000000019F00000079CE2FB8B327302D7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4cm" svg:height="7.511cm" svg:x="0.2cm" svg:y="4cm">
          <draw:image xlink:href="Pictures/10000201000001C100000110F3A686CCF8E05681.png" xlink:type="simple" xlink:show="embed" xlink:actuate="onLoad" loext:mime-type="image/png">
            <text:p/>
          </draw:image>
        </draw:frame>
        <draw:frame draw:style-name="gr1" draw:text-style-name="P1" draw:layer="layout" svg:width="17.144cm" svg:height="6.693cm" svg:x="13cm" svg:y="4.4cm">
          <draw:image xlink:href="Pictures/1000020100000288000000FD30D0AE6ED2B0849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8.062cm" svg:x="0cm" svg:y="4.538cm">
          <draw:image xlink:href="Pictures/1000FA72000108F600004C4FDEB51805BE40F499.svg" xlink:type="simple" xlink:show="embed" xlink:actuate="onLoad" loext:mime-type="image/svg+xml">
            <text:p/>
          </draw:image>
          <draw:image xlink:href="Pictures/10000201000005260000017B3741CBEBCBC37B25.png" xlink:type="simple" xlink:show="embed" xlink:actuate="onLoad" loext:mime-type="image/png"/>
          <svg:title>snakemake_dag</svg:titl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08:33:08.391990717</meta:creation-date>
    <dc:date>2022-01-19T08:52:01.515498939</dc:date>
    <meta:editing-duration>PT18M53S</meta:editing-duration>
    <meta:editing-cycles>2</meta:editing-cycles>
    <meta:generator>LibreOffice/6.4.7.2$Linux_X86_64 LibreOffice_project/40$Build-2</meta:generator>
    <meta:document-statistic meta:object-count="34"/>
  </office:meta>
</office:document-meta>
</file>